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indent="0.741cm" style:auto-text-indent="false"/>
    </style:style>
    <style:style style:name="P2" style:family="paragraph" style:parent-style-name="Standard">
      <style:paragraph-properties fo:line-height="150%" fo:text-indent="0.741cm" style:auto-text-indent="false"/>
      <style:text-properties officeooo:rsid="002ccc26" officeooo:paragraph-rsid="002ccc26"/>
    </style:style>
    <style:style style:name="P3" style:family="paragraph" style:parent-style-name="Standard">
      <style:paragraph-properties fo:line-height="150%" fo:text-indent="0.741cm" style:auto-text-indent="false"/>
      <style:text-properties officeooo:rsid="00358c3d" officeooo:paragraph-rsid="00358c3d"/>
    </style:style>
    <style:style style:name="P4" style:family="paragraph" style:parent-style-name="Standard">
      <style:paragraph-properties fo:line-height="150%" fo:text-indent="0.741cm" style:auto-text-indent="false"/>
      <style:text-properties officeooo:rsid="000aee0f" officeooo:paragraph-rsid="00102a01"/>
    </style:style>
    <style:style style:name="P5" style:family="paragraph" style:parent-style-name="Standard">
      <style:paragraph-properties fo:line-height="150%" fo:text-indent="0.741cm" style:auto-text-indent="false"/>
      <style:text-properties officeooo:rsid="0042005f" officeooo:paragraph-rsid="0042005f"/>
    </style:style>
    <style:style style:name="P6" style:family="paragraph" style:parent-style-name="Standard">
      <style:paragraph-properties fo:line-height="150%" fo:text-indent="0.741cm" style:auto-text-indent="false"/>
      <style:text-properties officeooo:rsid="00441615" officeooo:paragraph-rsid="00441615"/>
    </style:style>
    <style:style style:name="P7" style:family="paragraph" style:parent-style-name="Standard">
      <style:paragraph-properties fo:line-height="150%" fo:text-indent="0.741cm" style:auto-text-indent="false"/>
      <style:text-properties officeooo:rsid="007c299b" officeooo:paragraph-rsid="007c299b"/>
    </style:style>
    <style:style style:name="P8" style:family="paragraph" style:parent-style-name="Standard">
      <style:paragraph-properties fo:line-height="150%" fo:text-indent="0.741cm" style:auto-text-indent="false"/>
      <style:text-properties style:text-line-through-style="solid" style:text-line-through-type="single" officeooo:rsid="007d62b9" officeooo:paragraph-rsid="007d62b9"/>
    </style:style>
    <style:style style:name="P9" style:family="paragraph" style:parent-style-name="Standard">
      <style:paragraph-properties fo:line-height="150%" fo:text-indent="0.741cm" style:auto-text-indent="false"/>
      <style:text-properties officeooo:rsid="007e8c62" officeooo:paragraph-rsid="007e8c62"/>
    </style:style>
    <style:style style:name="P10" style:family="paragraph" style:parent-style-name="Standard">
      <style:paragraph-properties fo:line-height="150%" fo:text-indent="0.741cm" style:auto-text-indent="false"/>
      <style:text-properties style:text-line-through-style="solid" style:text-line-through-type="single" officeooo:rsid="0082d235" officeooo:paragraph-rsid="0082d235"/>
    </style:style>
    <style:style style:name="P11" style:family="paragraph" style:parent-style-name="Standard">
      <style:paragraph-properties fo:line-height="150%" fo:text-indent="0.741cm" style:auto-text-indent="false"/>
      <style:text-properties style:text-line-through-style="solid" style:text-line-through-type="single" officeooo:rsid="0086ab8c" officeooo:paragraph-rsid="0086ab8c"/>
    </style:style>
    <style:style style:name="P12" style:family="paragraph" style:parent-style-name="Standard">
      <style:paragraph-properties fo:line-height="150%" fo:text-indent="0.741cm" style:auto-text-indent="false"/>
      <style:text-properties style:text-line-through-style="solid" style:text-line-through-type="single" officeooo:rsid="0088eea0" officeooo:paragraph-rsid="0088eea0"/>
    </style:style>
    <style:style style:name="P13" style:family="paragraph" style:parent-style-name="Standard">
      <style:paragraph-properties fo:line-height="150%" fo:text-indent="0.741cm" style:auto-text-indent="false"/>
      <style:text-properties officeooo:paragraph-rsid="00102a01"/>
    </style:style>
    <style:style style:name="P14" style:family="paragraph" style:parent-style-name="Standard">
      <style:paragraph-properties fo:line-height="150%" fo:text-indent="0.741cm" style:auto-text-indent="false"/>
      <style:text-properties officeooo:rsid="00102a01" officeooo:paragraph-rsid="0011be1a"/>
    </style:style>
    <style:style style:name="P15" style:family="paragraph" style:parent-style-name="Standard">
      <style:paragraph-properties fo:line-height="150%" fo:text-indent="0.741cm" style:auto-text-indent="false"/>
      <style:text-properties officeooo:rsid="00102a01" officeooo:paragraph-rsid="00102a01"/>
    </style:style>
    <style:style style:name="P16" style:family="paragraph" style:parent-style-name="Standard">
      <style:paragraph-properties fo:line-height="150%" fo:text-indent="0.741cm" style:auto-text-indent="false"/>
      <style:text-properties officeooo:rsid="00102a01" officeooo:paragraph-rsid="0090bc84"/>
    </style:style>
    <style:style style:name="P17" style:family="paragraph" style:parent-style-name="Standard">
      <style:paragraph-properties fo:line-height="150%" fo:text-indent="0.741cm" style:auto-text-indent="false"/>
      <style:text-properties officeooo:rsid="001582a6" officeooo:paragraph-rsid="001582a6"/>
    </style:style>
    <style:style style:name="P18" style:family="paragraph" style:parent-style-name="Standard">
      <style:paragraph-properties fo:line-height="150%" fo:text-indent="0.741cm" style:auto-text-indent="false"/>
      <style:text-properties officeooo:paragraph-rsid="00276338"/>
    </style:style>
    <style:style style:name="P19" style:family="paragraph" style:parent-style-name="Standard">
      <style:paragraph-properties fo:line-height="150%" fo:text-indent="0.741cm" style:auto-text-indent="false"/>
      <style:text-properties officeooo:rsid="004ea09c" officeooo:paragraph-rsid="004ea09c"/>
    </style:style>
    <style:style style:name="P20" style:family="paragraph" style:parent-style-name="Standard">
      <style:paragraph-properties fo:line-height="150%" fo:text-indent="0.741cm" style:auto-text-indent="false"/>
      <style:text-properties officeooo:rsid="00672f8b" officeooo:paragraph-rsid="00672f8b"/>
    </style:style>
    <style:style style:name="P21" style:family="paragraph" style:parent-style-name="Standard">
      <style:paragraph-properties fo:line-height="150%" fo:text-indent="0.741cm" style:auto-text-indent="false"/>
      <style:text-properties officeooo:rsid="0072b27e" officeooo:paragraph-rsid="0072b27e"/>
    </style:style>
    <style:style style:name="P22" style:family="paragraph" style:parent-style-name="Standard">
      <style:paragraph-properties fo:line-height="150%" fo:text-indent="0.741cm" style:auto-text-indent="false"/>
      <style:text-properties officeooo:rsid="0029d084" officeooo:paragraph-rsid="0029d084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officeooo:rsid="007fd26f"/>
    </style:style>
    <style:style style:name="T3" style:family="text">
      <style:text-properties officeooo:rsid="008011ff"/>
    </style:style>
    <style:style style:name="T4" style:family="text">
      <style:text-properties officeooo:rsid="008775b0"/>
    </style:style>
    <style:style style:name="T5" style:family="text">
      <style:text-properties officeooo:rsid="0012dc81"/>
    </style:style>
    <style:style style:name="T6" style:family="text">
      <style:text-properties officeooo:rsid="0034fad4"/>
    </style:style>
    <style:style style:name="T7" style:family="text">
      <style:text-properties officeooo:rsid="000aee0f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style:text-line-through-style="solid" style:text-line-through-type="single" officeooo:rsid="00746ff1"/>
    </style:style>
    <style:style style:name="T10" style:family="text">
      <style:text-properties officeooo:rsid="00413cab"/>
    </style:style>
    <style:style style:name="T11" style:family="text">
      <style:text-properties officeooo:rsid="001582a6"/>
    </style:style>
    <style:style style:name="T12" style:family="text">
      <style:text-properties officeooo:rsid="0071a87f"/>
    </style:style>
    <style:style style:name="T13" style:family="text">
      <style:text-properties officeooo:rsid="00714d25"/>
    </style:style>
    <style:style style:name="T14" style:family="text">
      <style:text-properties officeooo:rsid="002b82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妖精列车旅</text:p>
      <text:p text:style-name="P1"/>
      <text:p text:style-name="P2">一、核心表达</text:p>
      <text:p text:style-name="P3">1.情感：新奇、怪诞</text:p>
      <text:p text:style-name="P3">2.体验：瑞克与莫蒂式的冒险</text:p>
      <text:p text:style-name="P1"/>
      <text:p text:style-name="P1">二、故事与流程</text:p>
      <text:p text:style-name="P4">你驾驶列车——一辆有妖精搭乘的火车。作为列车长，你可以决定列车的行驶方向、增减删改不同类型的车厢，将每一位乘客送达。期间妖精、地形会带来独特的事件需要玩家谨慎应对。如果乘客妖精不满意达到顶点则会爆发攻击玩家。或许远古的封印也会之玩家于死地。同时，不同的妖精会有不同的需求，也会产生矛盾，你需要合理管理。</text:p>
      <text:p text:style-name="P4">玩家死后，生成一个成就奖章墙。 </text:p>
      <text:p text:style-name="P5">1.死亡条件：</text:p>
      <text:p text:style-name="P5">A.经营类：</text:p>
      <text:p text:style-name="P6">a.重大损失（损失车厢、乘客过多）</text:p>
      <text:p text:style-name="P5">B.玩家失能类：</text:p>
      <text:p text:style-name="P6">a.死亡，被爆发的妖精或远古封印所杀。</text:p>
      <text:p text:style-name="P6">b.感染，感染病毒或寄生虫。</text:p>
      <text:p text:style-name="P7">2.列车经营：初始的列车经营在于获取金币，解锁长途旅客以获得更多的妖精种类。中期的列车经营在于解决解锁更多的车厢，应对更多更复杂的突发事件。后期的列车经营完全在于突发事件。</text:p>
      <text:p text:style-name="P8"><text:span text:style-name="T1">A.初始列车：</text:span>供给结余<text:span text:style-name="T2">3，</text:span><text:span text:style-name="T3">4</text:span><text:span text:style-name="T2">，解锁长途旅行（客卧车厢/独立客卧车厢</text:span><text:span text:style-name="T3">0，-2，洗浴车厢-3，-1</text:span><text:span text:style-name="T2">）后无法新的安装客厢之外的车厢（</text:span><text:span text:style-name="T3">0，2</text:span><text:span text:style-name="T2">）。必须要升级供给车厢。</text:span></text:p>
      <text:p text:style-name="P9">a.动力车头</text:p>
      <text:p text:style-name="P9">b.供给车厢</text:p>
      <text:p text:style-name="P9">c.储藏车厢</text:p>
      <text:p text:style-name="P9">d.餐厅车厢</text:p>
      <text:p text:style-name="P9">e.客座车厢</text:p>
      <text:p text:style-name="P10">B.当车厢数量超过8个后，动力结余不足安装新的车厢，必须要升级供给车厢。</text:p>
      <text:p text:style-name="P11">C.最多装12个车厢（最大动力）。假设每种车厢各一个，供给需要为<text:span text:style-name="T4">11，13，供给最大为12，14。但是无法通过提升综合价值赚取更多的钱（一定要综合价值提升很大），需要拆除客座车厢换取设施上的加成。</text:span></text:p>
      <text:p text:style-name="P12">D.后期金钱不那么重要，玩法转到突发事件上，突发事件发生更密集。</text:p>
      <text:p text:style-name="P13"/>
      <text:p text:style-name="P13">三、机制</text:p>
      <text:p text:style-name="P13">核心机制：路线规划<text:span text:style-name="T5">+资源管理（餐车出餐设置？）</text:span></text:p>
      <text:p text:style-name="P14"><text:span text:style-name="T6">1.</text:span><text:span text:style-name="T7">车厢，不同的车厢提供不同的服务，</text:span>只有在有列车服务的车站才能使用金币增减删改车厢。车厢安装数量受动力与水电限制。</text:p>
      <text:p text:style-name="P15"><text:soft-page-break/><text:span text:style-name="T6">2</text:span>.<text:span text:style-name="T8">需求，玩家要满足妖精的需求，可以是饮食需求或者是车厢需求。如果不满达到顶点则妖精会爆发成妖怪，出发属于妖怪的突发情况。（假设不满有3次阈值，性格差的会减少？）一般以</text:span><text:span text:style-name="T9">3站2次为期望（暂）。</text:span></text:p>
      <text:p text:style-name="P16">满意度：妖精对车厢服务的满意程度，妖精使用车厢服务后会根据自身喜好增加，最终会影响支付的车票价格（购票前后？）。</text:p>
      <text:p text:style-name="P15"><text:span text:style-name="T6">3</text:span>.车站，玩家只有在车站才能进口食物，只有在有列车服务的车站才能使用金币增减删改车厢。妖精会在车站下车。满足妖精车厢需求的情况下会上火车。妖精下车会支付车费（金币）（计算方式）。</text:p>
      <text:p text:style-name="P17"><text:span text:style-name="T6">4</text:span>.突发情况，妖精可能会突然爆发，造成突发情况，如进入环境，或者跳窗逃票。对列车经营有负面影响，需要玩家解决。（强制或是选择？）（机制？）</text:p>
      <text:p text:style-name="P18"><text:span text:style-name="T10">5.</text:span><text:span text:style-name="T11">附属机制：见“操作机制.</text:span><text:span text:style-name="T12">txt</text:span><text:span text:style-name="T11">”</text:span></text:p>
      <text:p text:style-name="P17"><text:span text:style-name="T10">6.</text:span>事件：见“突发事件.<text:span text:style-name="T12">txt</text:span>”</text:p>
      <text:p text:style-name="P19">7.金币，当乘客下站后会支付金币，按照乘坐的满意度计算。</text:p>
      <text:p text:style-name="P20"><text:span text:style-name="T13">8</text:span>.妖精，妖精有不同的种类，其中不同的种类会有不同的需求，相互也会用矛盾。通过车厢可以提供更好的环境或避免种间矛盾。</text:p>
      <text:p text:style-name="P21">9.服务范围，一个车厢提供服务的范围，包括其上的升级与拓展，利用妖怪的寻路来实现。</text:p>
      <text:p text:style-name="P1"/>
      <text:p text:style-name="P1">四、美学</text:p>
      <text:p text:style-name="P22"><text:span text:style-name="T6">1</text:span><text:span text:style-name="T14">.</text:span>3d场景+2d角色</text:p>
      <text:p text:style-name="P22"><text:span text:style-name="T6">2</text:span><text:span text:style-name="T14">.可爱奇幻的风格</text:span></text:p>
      <text:p text:style-name="P22"><text:span text:style-name="T6">3</text:span>.固定视角</text:p>
      <text:p text:style-name="P1"/>
      <text:p text:style-name="P1">五、技术</text:p>
      <text:p text:style-name="P1">同前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7T15:31:19.668109200</meta:creation-date>
    <dc:date>2025-03-28T09:48:30.668755600</dc:date>
    <meta:editing-duration>PT6H27M6S</meta:editing-duration>
    <meta:editing-cycles>132</meta:editing-cycles>
    <meta:generator>LibreOffice/25.2.0.3$Windows_X86_64 LibreOffice_project/e1cf4a87eb02d755bce1a01209907ea5ddc8f069</meta:generator>
    <meta:document-statistic meta:table-count="0" meta:image-count="0" meta:object-count="0" meta:page-count="2" meta:paragraph-count="41" meta:word-count="1177" meta:character-count="1230" meta:non-whitespace-character-count="1229"/>
  </office:meta>
</office:document-meta>
</file>